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4.558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56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JRip</text:p>
          </table:table-cell>
          <table:table-cell/>
          <table:table-cell table:style-name="Default" office:value-type="string" calcext:value-type="string">
            <text:p>Feature</text:p>
          </table:table-cell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J48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REPTree</text:p>
          </table:table-cell>
        </table:table-row>
        <table:table-row table:style-name="ro1">
          <table:table-cell table:style-name="ce1" office:value-type="string" calcext:value-type="string">
            <text:p>subdomain2</text:p>
          </table:table-cell>
          <table:table-cell office:value-type="float" office:value="0.000492182976259409" calcext:value-type="float">
            <text:p>0,000492182976259409</text:p>
          </table:table-cell>
          <table:table-cell/>
          <table:table-cell table:style-name="ce1" office:value-type="string" calcext:value-type="string">
            <text:p>other_char_in_filename</text:p>
          </table:table-cell>
          <table:table-cell table:style-name="ce2" office:value-type="float" office:value="0.000144759698899826" calcext:value-type="float">
            <text:p>0,000144759698899826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2" office:value-type="float" office:value="0.000463231036479444" calcext:value-type="float">
            <text:p>0,000463231036479444</text:p>
          </table:table-cell>
          <table:table-cell/>
          <table:table-cell table:style-name="ce1" office:value-type="string" calcext:value-type="string">
            <text:p>http_reply_code</text:p>
          </table:table-cell>
          <table:table-cell table:style-name="ce2" office:value-type="float" office:value="0.000144759698899826" calcext:value-type="float">
            <text:p>0,000144759698899826</text:p>
          </table:table-cell>
        </table:table-row>
        <table:table-row table:style-name="ro1">
          <table:table-cell table:style-name="ce1" office:value-type="string" calcext:value-type="string">
            <text:p>http_reply_code</text:p>
          </table:table-cell>
          <table:table-cell office:value-type="float" office:value="0.000521134916039375" calcext:value-type="float">
            <text:p>0,000521134916039375</text:p>
          </table:table-cell>
          <table:table-cell/>
          <table:table-cell table:style-name="ce1" office:value-type="string" calcext:value-type="string">
            <text:p>path_has_parameters</text:p>
          </table:table-cell>
          <table:table-cell table:style-name="ce2" office:value-type="float" office:value="0.000173711638679792" calcext:value-type="float">
            <text:p>0,000173711638679792</text:p>
          </table:table-cell>
          <table:table-cell/>
          <table:table-cell table:style-name="ce1" office:value-type="string" calcext:value-type="string">
            <text:p>file_extension</text:p>
          </table:table-cell>
          <table:table-cell table:style-name="ce2" office:value-type="float" office:value="0.00055008685581934" calcext:value-type="float">
            <text:p>0,000550086855819340</text:p>
          </table:table-cell>
          <table:table-cell/>
          <table:table-cell table:style-name="ce1" office:value-type="string" calcext:value-type="string">
            <text:p>client_address</text:p>
          </table:table-cell>
          <table:table-cell table:style-name="ce2" office:value-type="float" office:value="0.000202663578459757" calcext:value-type="float">
            <text:p>0,000202663578459757</text:p>
          </table:table-cell>
        </table:table-row>
        <table:table-row table:style-name="ro1">
          <table:table-cell table:style-name="ce1" office:value-type="string" calcext:value-type="string">
            <text:p>server_or_cache_address</text:p>
          </table:table-cell>
          <table:table-cell office:value-type="float" office:value="0.00156340474811812" calcext:value-type="float">
            <text:p>0,001563404748118120</text:p>
          </table:table-cell>
          <table:table-cell/>
          <table:table-cell table:style-name="ce1" office:value-type="string" calcext:value-type="string">
            <text:p>duration_milliseconds</text:p>
          </table:table-cell>
          <table:table-cell table:style-name="ce2" office:value-type="float" office:value="0.000231615518239722" calcext:value-type="float">
            <text:p>0,000231615518239722</text:p>
          </table:table-cell>
          <table:table-cell/>
          <table:table-cell table:style-name="ce1" office:value-type="string" calcext:value-type="string">
            <text:p>url_TLD</text:p>
          </table:table-cell>
          <table:table-cell table:style-name="ce2" office:value-type="float" office:value="0.000955414012738854" calcext:value-type="float">
            <text:p>0,000955414012738854</text:p>
          </table:table-cell>
          <table:table-cell/>
          <table:table-cell table:style-name="ce1" office:value-type="string" calcext:value-type="string">
            <text:p>duration_milliseconds</text:p>
          </table:table-cell>
          <table:table-cell table:style-name="ce2" office:value-type="float" office:value="0.000260567458019687" calcext:value-type="float">
            <text:p>0,000260567458019687</text:p>
          </table:table-cell>
        </table:table-row>
        <table:table-row table:style-name="ro1">
          <table:table-cell table:style-name="ce1" office:value-type="string" calcext:value-type="string">
            <text:p>letters_in_filename</text:p>
          </table:table-cell>
          <table:table-cell office:value-type="float" office:value="0.003329473074696" calcext:value-type="float">
            <text:p>0,003329473074696000</text:p>
          </table:table-cell>
          <table:table-cell/>
          <table:table-cell table:style-name="ce1" office:value-type="string" calcext:value-type="string">
            <text:p>http_method</text:p>
          </table:table-cell>
          <table:table-cell table:style-name="ce2" office:value-type="float" office:value="0.00153445280833816" calcext:value-type="float">
            <text:p>0,001534452808338160</text:p>
          </table:table-cell>
          <table:table-cell/>
          <table:table-cell table:style-name="ce1" office:value-type="string" calcext:value-type="string">
            <text:p>url_has_subdomains</text:p>
          </table:table-cell>
          <table:table-cell table:style-name="ce2" office:value-type="float" office:value="0.00118702953097858" calcext:value-type="float">
            <text:p>0,001187029530978580</text:p>
          </table:table-cell>
          <table:table-cell/>
          <table:table-cell table:style-name="ce1" office:value-type="string" calcext:value-type="string">
            <text:p>filename_length</text:p>
          </table:table-cell>
          <table:table-cell table:style-name="ce2" office:value-type="float" office:value="0.000579038795599305" calcext:value-type="float">
            <text:p>0,000579038795599305</text:p>
          </table:table-cell>
        </table:table-row>
        <table:table-row table:style-name="ro1">
          <table:table-cell table:style-name="ce1" office:value-type="string" calcext:value-type="string">
            <text:p>http_method</text:p>
          </table:table-cell>
          <table:table-cell office:value-type="float" office:value="0.00448755066589461" calcext:value-type="float">
            <text:p>0,004487550665894610</text:p>
          </table:table-cell>
          <table:table-cell/>
          <table:table-cell table:style-name="ce1" office:value-type="string" calcext:value-type="string">
            <text:p>http_reply_code</text:p>
          </table:table-cell>
          <table:table-cell table:style-name="ce2" office:value-type="float" office:value="0.00159235668789809" calcext:value-type="float">
            <text:p>0,001592356687898090</text:p>
          </table:table-cell>
          <table:table-cell/>
          <table:table-cell table:style-name="ce1" office:value-type="string" calcext:value-type="string">
            <text:p>server_or_cache_address</text:p>
          </table:table-cell>
          <table:table-cell table:style-name="ce2" office:value-type="float" office:value="0.00136074116965837" calcext:value-type="float">
            <text:p>0,001360741169658370</text:p>
          </table:table-cell>
          <table:table-cell/>
          <table:table-cell table:style-name="ce1" office:value-type="string" calcext:value-type="string">
            <text:p>server_or_cache_address</text:p>
          </table:table-cell>
          <table:table-cell table:style-name="ce2" office:value-type="float" office:value="0.000781702374059062" calcext:value-type="float">
            <text:p>0,000781702374059062</text:p>
          </table:table-cell>
        </table:table-row>
        <table:table-row table:style-name="ro1">
          <table:table-cell table:style-name="ce1" office:value-type="string" calcext:value-type="string">
            <text:p>digits_in_filename</text:p>
          </table:table-cell>
          <table:table-cell office:value-type="float" office:value="0.00471916618413434" calcext:value-type="float">
            <text:p>0,004719166184134340</text:p>
          </table:table-cell>
          <table:table-cell/>
          <table:table-cell table:style-name="ce1" office:value-type="string" calcext:value-type="string">
            <text:p>url_has_file_extension</text:p>
          </table:table-cell>
          <table:table-cell table:style-name="ce2" office:value-type="float" office:value="0.00191082802547771" calcext:value-type="float">
            <text:p>0,001910828025477710</text:p>
          </table:table-cell>
          <table:table-cell/>
          <table:table-cell table:style-name="ce1" office:value-type="string" calcext:value-type="string">
            <text:p>squid_hierarchy</text:p>
          </table:table-cell>
          <table:table-cell table:style-name="ce2" office:value-type="float" office:value="0.00240301100173712" calcext:value-type="float">
            <text:p>0,002403011001737120</text:p>
          </table:table-cell>
          <table:table-cell/>
          <table:table-cell table:style-name="ce1" office:value-type="string" calcext:value-type="string">
            <text:p>content_type_MCT</text:p>
          </table:table-cell>
          <table:table-cell table:style-name="ce2" office:value-type="float" office:value="0.000897510133178923" calcext:value-type="float">
            <text:p>0,000897510133178923</text:p>
          </table:table-cell>
        </table:table-row>
        <table:table-row table:style-name="ro1">
          <table:table-cell table:style-name="ce1" office:value-type="string" calcext:value-type="string">
            <text:p>other_char_in_filename</text:p>
          </table:table-cell>
          <table:table-cell office:value-type="float" office:value="0.00561667631731326" calcext:value-type="float">
            <text:p>0,005616676317313260</text:p>
          </table:table-cell>
          <table:table-cell/>
          <table:table-cell table:style-name="ce1" office:value-type="string" calcext:value-type="string">
            <text:p>digits_in_filename</text:p>
          </table:table-cell>
          <table:table-cell table:style-name="ce2" office:value-type="float" office:value="0.00269253039953677" calcext:value-type="float">
            <text:p>0,002692530399536770</text:p>
          </table:table-cell>
          <table:table-cell/>
          <table:table-cell table:style-name="ce1" office:value-type="string" calcext:value-type="string">
            <text:p>http_method</text:p>
          </table:table-cell>
          <table:table-cell table:style-name="ce2" office:value-type="float" office:value="0.00338737695425594" calcext:value-type="float">
            <text:p>0,003387376954255940</text:p>
          </table:table-cell>
          <table:table-cell/>
          <table:table-cell table:style-name="ce1" office:value-type="string" calcext:value-type="string">
            <text:p>letters_in_URL</text:p>
          </table:table-cell>
          <table:table-cell table:style-name="ce2" office:value-type="float" office:value="0.000897510133178923" calcext:value-type="float">
            <text:p>0,000897510133178923</text:p>
          </table:table-cell>
        </table:table-row>
        <table:table-row table:style-name="ro1">
          <table:table-cell table:style-name="ce1" office:value-type="string" calcext:value-type="string">
            <text:p>folder2</text:p>
          </table:table-cell>
          <table:table-cell office:value-type="float" office:value="0.0075854082223509" calcext:value-type="float">
            <text:p>0,007585408222350900</text:p>
          </table:table-cell>
          <table:table-cell/>
          <table:table-cell table:style-name="ce1" office:value-type="string" calcext:value-type="string">
            <text:p>squid_hierarchy</text:p>
          </table:table-cell>
          <table:table-cell table:style-name="ce2" office:value-type="float" office:value="0.00292414591777649" calcext:value-type="float">
            <text:p>0,002924145917776490</text:p>
          </table:table-cell>
          <table:table-cell/>
          <table:table-cell table:style-name="ce1" office:value-type="string" calcext:value-type="string">
            <text:p>filename_length</text:p>
          </table:table-cell>
          <table:table-cell table:style-name="ce2" office:value-type="float" office:value="0.00347423277359583" calcext:value-type="float">
            <text:p>0,003474232773595830</text:p>
          </table:table-cell>
          <table:table-cell/>
          <table:table-cell table:style-name="ce1" office:value-type="string" calcext:value-type="string">
            <text:p>nonalphanumeric_chars_in_URL</text:p>
          </table:table-cell>
          <table:table-cell table:style-name="ce2" office:value-type="float" office:value="0.000984365952518819" calcext:value-type="float">
            <text:p>0,000984365952518819</text:p>
          </table:table-cell>
        </table:table-row>
        <table:table-row table:style-name="ro1">
          <table:table-cell table:style-name="ce1" office:value-type="string" calcext:value-type="string">
            <text:p>file_extension</text:p>
          </table:table-cell>
          <table:table-cell office:value-type="float" office:value="0.00764331210191083" calcext:value-type="float">
            <text:p>0,007643312101910830</text:p>
          </table:table-cell>
          <table:table-cell/>
          <table:table-cell table:style-name="ce1" office:value-type="string" calcext:value-type="string">
            <text:p>content_type_MCT</text:p>
          </table:table-cell>
          <table:table-cell table:style-name="ce2" office:value-type="float" office:value="0.00306890561667632" calcext:value-type="float">
            <text:p>0,003068905616676320</text:p>
          </table:table-cell>
          <table:table-cell/>
          <table:table-cell table:style-name="ce1" office:value-type="string" calcext:value-type="string">
            <text:p>duration_milliseconds</text:p>
          </table:table-cell>
          <table:table-cell table:style-name="ce2" office:value-type="float" office:value="0.00370584829183555" calcext:value-type="float">
            <text:p>0,003705848291835550</text:p>
          </table:table-cell>
          <table:table-cell/>
          <table:table-cell table:style-name="ce1" office:value-type="string" calcext:value-type="string">
            <text:p>other_char_in_filename</text:p>
          </table:table-cell>
          <table:table-cell table:style-name="ce2" office:value-type="float" office:value="0.00170816444701795" calcext:value-type="float">
            <text:p>0,001708164447017950</text:p>
          </table:table-cell>
        </table:table-row>
        <table:table-row table:style-name="ro1">
          <table:table-cell table:style-name="ce1" office:value-type="string" calcext:value-type="string">
            <text:p>num_subdomains</text:p>
          </table:table-cell>
          <table:table-cell office:value-type="float" office:value="0.0109148812970469" calcext:value-type="float">
            <text:p>0,010914881297046900</text:p>
          </table:table-cell>
          <table:table-cell/>
          <table:table-cell table:style-name="ce1" office:value-type="string" calcext:value-type="string">
            <text:p>letters_in_filename</text:p>
          </table:table-cell>
          <table:table-cell table:style-name="ce2" office:value-type="float" office:value="0.00512449334105385" calcext:value-type="float">
            <text:p>0,005124493341053850</text:p>
          </table:table-cell>
          <table:table-cell/>
          <table:table-cell table:style-name="ce1" office:value-type="string" calcext:value-type="string">
            <text:p>content_type</text:p>
          </table:table-cell>
          <table:table-cell table:style-name="ce2" office:value-type="float" office:value="0.00454545454545455" calcext:value-type="float">
            <text:p>0,004545454545454550</text:p>
          </table:table-cell>
          <table:table-cell/>
          <table:table-cell table:style-name="ce1" office:value-type="string" calcext:value-type="string">
            <text:p>URL_length</text:p>
          </table:table-cell>
          <table:table-cell table:style-name="ce2" office:value-type="float" office:value="0.0019976838448176" calcext:value-type="float">
            <text:p>0,001997683844817600</text:p>
          </table:table-cell>
        </table:table-row>
        <table:table-row table:style-name="ro1">
          <table:table-cell table:style-name="ce1" office:value-type="string" calcext:value-type="string">
            <text:p>filename_length</text:p>
          </table:table-cell>
          <table:table-cell office:value-type="float" office:value="0.0114939200926462" calcext:value-type="float">
            <text:p>0,011493920092646200</text:p>
          </table:table-cell>
          <table:table-cell/>
          <table:table-cell table:style-name="ce1" office:value-type="string" calcext:value-type="string">
            <text:p>num_parameters</text:p>
          </table:table-cell>
          <table:table-cell table:style-name="ce2" office:value-type="float" office:value="0.00590619571511291" calcext:value-type="float">
            <text:p>0,005906195715112910</text:p>
          </table:table-cell>
          <table:table-cell/>
          <table:table-cell table:style-name="ce1" office:value-type="string" calcext:value-type="string">
            <text:p>subdomain1</text:p>
          </table:table-cell>
          <table:table-cell table:style-name="ce2" office:value-type="float" office:value="0.00492182976259409" calcext:value-type="float">
            <text:p>0,004921829762594090</text:p>
          </table:table-cell>
          <table:table-cell/>
          <table:table-cell table:style-name="ce1" office:value-type="string" calcext:value-type="string">
            <text:p>url_has_file_extension</text:p>
          </table:table-cell>
          <table:table-cell table:style-name="ce2" office:value-type="float" office:value="0.00202663578459757" calcext:value-type="float">
            <text:p>0,002026635784597570</text:p>
          </table:table-cell>
        </table:table-row>
        <table:table-row table:style-name="ro1">
          <table:table-cell table:style-name="ce1" office:value-type="string" calcext:value-type="string">
            <text:p>folder1</text:p>
          </table:table-cell>
          <table:table-cell office:value-type="float" office:value="0.0207295888824551" calcext:value-type="float">
            <text:p>0,020729588882455100</text:p>
          </table:table-cell>
          <table:table-cell/>
          <table:table-cell table:style-name="ce1" office:value-type="string" calcext:value-type="string">
            <text:p>digits_in_URL</text:p>
          </table:table-cell>
          <table:table-cell table:style-name="ce2" office:value-type="float" office:value="0.00628257093225246" calcext:value-type="float">
            <text:p>0,006282570932252460</text:p>
          </table:table-cell>
          <table:table-cell/>
          <table:table-cell table:style-name="ce1" office:value-type="string" calcext:value-type="string">
            <text:p>folder2</text:p>
          </table:table-cell>
          <table:table-cell table:style-name="ce2" office:value-type="float" office:value="0.00538506079907354" calcext:value-type="float">
            <text:p>0,005385060799073540</text:p>
          </table:table-cell>
          <table:table-cell/>
          <table:table-cell table:style-name="ce1" office:value-type="string" calcext:value-type="string">
            <text:p>digits_in_URL</text:p>
          </table:table-cell>
          <table:table-cell table:style-name="ce2" office:value-type="float" office:value="0.0020845396641575" calcext:value-type="float">
            <text:p>0,002084539664157500</text:p>
          </table:table-cell>
        </table:table-row>
        <table:table-row table:style-name="ro1">
          <table:table-cell table:style-name="ce1" office:value-type="string" calcext:value-type="string">
            <text:p>squid_hierarchy</text:p>
          </table:table-cell>
          <table:table-cell office:value-type="float" office:value="0.0210191082802548" calcext:value-type="float">
            <text:p>0,021019108280254800</text:p>
          </table:table-cell>
          <table:table-cell/>
          <table:table-cell table:style-name="ce1" office:value-type="string" calcext:value-type="string">
            <text:p>url_has_subdomains</text:p>
          </table:table-cell>
          <table:table-cell table:style-name="ce2" office:value-type="float" office:value="0.00752750434279097" calcext:value-type="float">
            <text:p>0,007527504342790970</text:p>
          </table:table-cell>
          <table:table-cell/>
          <table:table-cell table:style-name="ce1" office:value-type="string" calcext:value-type="string">
            <text:p>letters_in_filename</text:p>
          </table:table-cell>
          <table:table-cell table:style-name="ce2" office:value-type="float" office:value="0.00642733063115229" calcext:value-type="float">
            <text:p>0,006427330631152290</text:p>
          </table:table-cell>
          <table:table-cell/>
          <table:table-cell table:style-name="ce1" office:value-type="string" calcext:value-type="string">
            <text:p>folder2</text:p>
          </table:table-cell>
          <table:table-cell table:style-name="ce2" office:value-type="float" office:value="0.00214244354371743" calcext:value-type="float">
            <text:p>0,002142443543717430</text:p>
          </table:table-cell>
        </table:table-row>
        <table:table-row table:style-name="ro1">
          <table:table-cell table:style-name="ce1" office:value-type="string" calcext:value-type="string">
            <text:p>url_TLD</text:p>
          </table:table-cell>
          <table:table-cell office:value-type="float" office:value="0.0267515923566879" calcext:value-type="float">
            <text:p>0,026751592356687900</text:p>
          </table:table-cell>
          <table:table-cell/>
          <table:table-cell table:style-name="ce1" office:value-type="string" calcext:value-type="string">
            <text:p>URL_length</text:p>
          </table:table-cell>
          <table:table-cell table:style-name="ce2" office:value-type="float" office:value="0.00848291835552982" calcext:value-type="float">
            <text:p>0,008482918355529820</text:p>
          </table:table-cell>
          <table:table-cell/>
          <table:table-cell table:style-name="ce1" office:value-type="string" calcext:value-type="string">
            <text:p>http_reply_code</text:p>
          </table:table-cell>
          <table:table-cell table:style-name="ce2" office:value-type="float" office:value="0.00932252460914881" calcext:value-type="float">
            <text:p>0,009322524609148810</text:p>
          </table:table-cell>
          <table:table-cell/>
          <table:table-cell table:style-name="ce1" office:value-type="string" calcext:value-type="string">
            <text:p>subdomain2</text:p>
          </table:table-cell>
          <table:table-cell table:style-name="ce2" office:value-type="float" office:value="0.00978575564562826" calcext:value-type="float">
            <text:p>0,009785755645628260</text:p>
          </table:table-cell>
        </table:table-row>
        <table:table-row table:style-name="ro1">
          <table:table-cell table:style-name="ce1" office:value-type="string" calcext:value-type="string">
            <text:p>url_has_subdomains</text:p>
          </table:table-cell>
          <table:table-cell office:value-type="float" office:value="0.0315865662999421" calcext:value-type="float">
            <text:p>0,031586566299942100</text:p>
          </table:table-cell>
          <table:table-cell/>
          <table:table-cell table:style-name="ce1" office:value-type="string" calcext:value-type="string">
            <text:p>letters_in_URL</text:p>
          </table:table-cell>
          <table:table-cell table:style-name="ce2" office:value-type="float" office:value="0.013317892298784" calcext:value-type="float">
            <text:p>0,013317892298784000</text:p>
          </table:table-cell>
          <table:table-cell/>
          <table:table-cell table:style-name="ce1" office:value-type="string" calcext:value-type="string">
            <text:p>other_char_in_filename</text:p>
          </table:table-cell>
          <table:table-cell table:style-name="ce2" office:value-type="float" office:value="0.00987261146496815" calcext:value-type="float">
            <text:p>0,009872611464968150</text:p>
          </table:table-cell>
          <table:table-cell/>
          <table:table-cell table:style-name="ce1" office:value-type="string" calcext:value-type="string">
            <text:p>content_type</text:p>
          </table:table-cell>
          <table:table-cell table:style-name="ce2" office:value-type="float" office:value="0.0164736537348002" calcext:value-type="float">
            <text:p>0,016473653734800200</text:p>
          </table:table-cell>
        </table:table-row>
        <table:table-row table:style-name="ro1">
          <table:table-cell table:style-name="ce1" office:value-type="string" calcext:value-type="string">
            <text:p>nonalphanumeric_chars_in_URL</text:p>
          </table:table-cell>
          <table:table-cell office:value-type="float" office:value="0.0419803126809496" calcext:value-type="float">
            <text:p>0,041980312680949600</text:p>
          </table:table-cell>
          <table:table-cell/>
          <table:table-cell table:style-name="ce1" office:value-type="string" calcext:value-type="string">
            <text:p>num_subdomains</text:p>
          </table:table-cell>
          <table:table-cell table:style-name="ce2" office:value-type="float" office:value="0.0173132599884192" calcext:value-type="float">
            <text:p>0,017313259988419200</text:p>
          </table:table-cell>
          <table:table-cell/>
          <table:table-cell table:style-name="ce1" office:value-type="string" calcext:value-type="string">
            <text:p>url_has_file_extension</text:p>
          </table:table-cell>
          <table:table-cell table:style-name="ce2" office:value-type="float" office:value="0.0106832657788072" calcext:value-type="float">
            <text:p>0,010683265778807200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2" office:value-type="float" office:value="0.215576143601628" calcext:value-type="float">
            <text:p>0,215576143601628000</text:p>
          </table:table-cell>
        </table:table-row>
        <table:table-row table:style-name="ro1">
          <table:table-cell table:style-name="ce1" office:value-type="string" calcext:value-type="string">
            <text:p>client_address</text:p>
          </table:table-cell>
          <table:table-cell office:value-type="float" office:value="0.0436305732484076" calcext:value-type="float">
            <text:p>0,043630573248407600</text:p>
          </table:table-cell>
          <table:table-cell/>
          <table:table-cell table:style-name="ce1" office:value-type="string" calcext:value-type="string">
            <text:p>nonalphanumeric_chars_in_URL</text:p>
          </table:table-cell>
          <table:table-cell table:style-name="ce2" office:value-type="float" office:value="0.0292993630573248" calcext:value-type="float">
            <text:p>0,029299363057324800</text:p>
          </table:table-cell>
          <table:table-cell/>
          <table:table-cell table:style-name="ce1" office:value-type="string" calcext:value-type="string">
            <text:p>content_type_MCT</text:p>
          </table:table-cell>
          <table:table-cell table:style-name="ce2" office:value-type="float" office:value="0.0114360162130863" calcext:value-type="float">
            <text:p>0,011436016213086300</text:p>
          </table:table-cell>
          <table:table-cell/>
          <table:table-cell table:style-name="ce1" office:value-type="string" calcext:value-type="string">
            <text:p>url_core</text:p>
          </table:table-cell>
          <table:table-cell table:style-name="ce2" office:value-type="float" office:value="0.65231615518241" calcext:value-type="float">
            <text:p>0,652316155182410000</text:p>
          </table:table-cell>
        </table:table-row>
        <table:table-row table:style-name="ro1">
          <table:table-cell table:style-name="ce1" office:value-type="string" calcext:value-type="string">
            <text:p>num_parameters</text:p>
          </table:table-cell>
          <table:table-cell office:value-type="float" office:value="0.0478575564562826" calcext:value-type="float">
            <text:p>0,047857556456282600</text:p>
          </table:table-cell>
          <table:table-cell/>
          <table:table-cell table:style-name="ce1" office:value-type="string" calcext:value-type="string">
            <text:p>folder1</text:p>
          </table:table-cell>
          <table:table-cell table:style-name="ce2" office:value-type="float" office:value="0.0462941517081644" calcext:value-type="float">
            <text:p>0,046294151708164400</text:p>
          </table:table-cell>
          <table:table-cell/>
          <table:table-cell table:style-name="ce1" office:value-type="string" calcext:value-type="string">
            <text:p>path_has_parameters</text:p>
          </table:table-cell>
          <table:table-cell table:style-name="ce2" office:value-type="float" office:value="0.0125651418645049" calcext:value-type="float">
            <text:p>0,012565141864504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bdomain1</text:p>
          </table:table-cell>
          <table:table-cell office:value-type="float" office:value="0.05" calcext:value-type="float">
            <text:p>0,050000000000000000</text:p>
          </table:table-cell>
          <table:table-cell/>
          <table:table-cell table:style-name="ce1" office:value-type="string" calcext:value-type="string">
            <text:p>subdomain1</text:p>
          </table:table-cell>
          <table:table-cell table:style-name="ce2" office:value-type="float" office:value="0.0752460914881297" calcext:value-type="float">
            <text:p>0,075246091488129700</text:p>
          </table:table-cell>
          <table:table-cell/>
          <table:table-cell table:style-name="ce1" office:value-type="string" calcext:value-type="string">
            <text:p>folder1</text:p>
          </table:table-cell>
          <table:table-cell table:style-name="ce2" office:value-type="float" office:value="0.0138100752750434" calcext:value-type="float">
            <text:p>0,0138100752750434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tters_in_URL</text:p>
          </table:table-cell>
          <table:table-cell office:value-type="float" office:value="0.0584829183555298" calcext:value-type="float">
            <text:p>0,058482918355529800</text:p>
          </table:table-cell>
          <table:table-cell/>
          <table:table-cell table:style-name="ce1" office:value-type="string" calcext:value-type="string">
            <text:p>folder2</text:p>
          </table:table-cell>
          <table:table-cell table:style-name="ce2" office:value-type="float" office:value="0.112565141864505" calcext:value-type="float">
            <text:p>0,112565141864505000</text:p>
          </table:table-cell>
          <table:table-cell/>
          <table:table-cell table:style-name="ce1" office:value-type="string" calcext:value-type="string">
            <text:p>digits_in_filename</text:p>
          </table:table-cell>
          <table:table-cell table:style-name="ce2" office:value-type="float" office:value="0.0138390272148234" calcext:value-type="float">
            <text:p>0,0138390272148234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RL_length</text:p>
          </table:table-cell>
          <table:table-cell office:value-type="float" office:value="0.0595830920671685" calcext:value-type="float">
            <text:p>0,059583092067168500</text:p>
          </table:table-cell>
          <table:table-cell/>
          <table:table-cell table:style-name="ce1" office:value-type="string" calcext:value-type="string">
            <text:p>subdomain2</text:p>
          </table:table-cell>
          <table:table-cell table:style-name="ce2" office:value-type="float" office:value="0.305790387955992" calcext:value-type="float">
            <text:p>0,305790387955992000</text:p>
          </table:table-cell>
          <table:table-cell/>
          <table:table-cell table:style-name="ce1" office:value-type="string" calcext:value-type="string">
            <text:p>client_address</text:p>
          </table:table-cell>
          <table:table-cell table:style-name="ce2" office:value-type="float" office:value="0.0212796757382745" calcext:value-type="float">
            <text:p>0,021279675738274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th_has_parameters</text:p>
          </table:table-cell>
          <table:table-cell office:value-type="float" office:value="0.059959467284308" calcext:value-type="float">
            <text:p>0,059959467284308000</text:p>
          </table:table-cell>
          <table:table-cell/>
          <table:table-cell table:style-name="ce1" office:value-type="string" calcext:value-type="string">
            <text:p>url_core</text:p>
          </table:table-cell>
          <table:table-cell table:style-name="ce2" office:value-type="float" office:value="0.561957151129125" calcext:value-type="float">
            <text:p>0,561957151129125000</text:p>
          </table:table-cell>
          <table:table-cell/>
          <table:table-cell table:style-name="ce1" office:value-type="string" calcext:value-type="string">
            <text:p>subdomain2</text:p>
          </table:table-cell>
          <table:table-cell table:style-name="ce2" office:value-type="float" office:value="0.0339606253618992" calcext:value-type="float">
            <text:p>0,0339606253618992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uration_milliseconds</text:p>
          </table:table-cell>
          <table:table-cell office:value-type="float" office:value="0.089143022582513" calcext:value-type="float">
            <text:p>0,089143022582513000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URL_length</text:p>
          </table:table-cell>
          <table:table-cell table:style-name="ce2" office:value-type="float" office:value="0.0370584829183555" calcext:value-type="float">
            <text:p>0,0370584829183555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tent_type_MCT</text:p>
          </table:table-cell>
          <table:table-cell office:value-type="float" office:value="0.0931962941517081" calcext:value-type="float">
            <text:p>0,093196294151708100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bytes</text:p>
          </table:table-cell>
          <table:table-cell table:style-name="ce2" office:value-type="float" office:value="0.0384481760277939" calcext:value-type="float">
            <text:p>0,0384481760277939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rl_core</text:p>
          </table:table-cell>
          <table:table-cell office:value-type="float" office:value="0.109061957151129" calcext:value-type="float">
            <text:p>0,109061957151129000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um_parameters</text:p>
          </table:table-cell>
          <table:table-cell table:style-name="ce2" office:value-type="float" office:value="0.0402721482339317" calcext:value-type="float">
            <text:p>0,0402721482339317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office:value-type="float" office:value="0.129559930515345" calcext:value-type="float">
            <text:p>0,129559930515345000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onalphanumeric_chars_in_URL</text:p>
          </table:table-cell>
          <table:table-cell table:style-name="ce2" office:value-type="float" office:value="0.0453676896352056" calcext:value-type="float">
            <text:p>0,0453676896352056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gits_in_URL</text:p>
          </table:table-cell>
          <table:table-cell office:value-type="float" office:value="0.221019108280255" calcext:value-type="float">
            <text:p>0,221019108280255000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digits_in_URL</text:p>
          </table:table-cell>
          <table:table-cell table:style-name="ce2" office:value-type="float" office:value="0.0597568037058483" calcext:value-type="float">
            <text:p>0,0597568037058483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um_subdomains</text:p>
          </table:table-cell>
          <table:table-cell table:style-name="ce2" office:value-type="float" office:value="0.113925883034163" calcext:value-type="float">
            <text:p>0,113925883034163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letters_in_URL</text:p>
          </table:table-cell>
          <table:table-cell table:style-name="ce2" office:value-type="float" office:value="0.139200926462073" calcext:value-type="float">
            <text:p>0,139200926462073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url_core</text:p>
          </table:table-cell>
          <table:table-cell table:style-name="ce2" office:value-type="float" office:value="0.984250144759695" calcext:value-type="float">
            <text:p>0,984250144759695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JRip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J4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_or_cache_address</text:p>
          </table:table-cell>
          <table:table-cell table:style-name="ce3" office:value-type="float" office:value="0.00156340474811812" calcext:value-type="float">
            <text:p>0,001563404748118120</text:p>
          </table:table-cell>
          <table:table-cell/>
          <table:table-cell office:value-type="float" office:value="0.00136074116965837" calcext:value-type="float">
            <text:p>0,001360741169658370</text:p>
          </table:table-cell>
          <table:table-cell table:style-name="ce3" office:value-type="float" office:value="0.000781702374059062" calcext:value-type="float">
            <text:p>0,000781702374059062</text:p>
          </table:table-cell>
          <table:table-cell table:style-name="ce4" table:formula="of:=SUM([.B38:.E38])" office:value-type="float" office:value="0.00370584829183555" calcext:value-type="float">
            <text:p>0,00370584829183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_extension</text:p>
          </table:table-cell>
          <table:table-cell table:style-name="ce3" office:value-type="float" office:value="0.00764331210191083" calcext:value-type="float">
            <text:p>0,007643312101910830</text:p>
          </table:table-cell>
          <table:table-cell/>
          <table:table-cell office:value-type="float" office:value="0.00055008685581934" calcext:value-type="float">
            <text:p>0,000550086855819340</text:p>
          </table:table-cell>
          <table:table-cell/>
          <table:table-cell table:style-name="ce4" table:formula="of:=SUM([.B39:.E39])" office:value-type="float" office:value="0.00819339895773017" calcext:value-type="float">
            <text:p>0,00819339895773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_method</text:p>
          </table:table-cell>
          <table:table-cell table:style-name="ce3" office:value-type="float" office:value="0.00448755066589461" calcext:value-type="float">
            <text:p>0,004487550665894610</text:p>
          </table:table-cell>
          <table:table-cell table:style-name="ce3" office:value-type="float" office:value="0.00153445280833816" calcext:value-type="float">
            <text:p>0,001534452808338160</text:p>
          </table:table-cell>
          <table:table-cell office:value-type="float" office:value="0.00338737695425594" calcext:value-type="float">
            <text:p>0,003387376954255940</text:p>
          </table:table-cell>
          <table:table-cell/>
          <table:table-cell table:style-name="ce4" table:formula="of:=SUM([.B40:.E40])" office:value-type="float" office:value="0.00940938042848871" calcext:value-type="float">
            <text:p>0,00940938042848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_reply_code</text:p>
          </table:table-cell>
          <table:table-cell table:style-name="ce3" office:value-type="float" office:value="0.000521134916039375" calcext:value-type="float">
            <text:p>0,000521134916039375</text:p>
          </table:table-cell>
          <table:table-cell table:style-name="ce3" office:value-type="float" office:value="0.00159235668789809" calcext:value-type="float">
            <text:p>0,001592356687898090</text:p>
          </table:table-cell>
          <table:table-cell office:value-type="float" office:value="0.00932252460914881" calcext:value-type="float">
            <text:p>0,009322524609148810</text:p>
          </table:table-cell>
          <table:table-cell table:style-name="ce3" office:value-type="float" office:value="0.000144759698899826" calcext:value-type="float">
            <text:p>0,000144759698899826</text:p>
          </table:table-cell>
          <table:table-cell table:style-name="ce4" table:formula="of:=SUM([.B41:.E41])" office:value-type="float" office:value="0.0115807759119861" calcext:value-type="float">
            <text:p>0,011580775911986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_has_file_extension</text:p>
          </table:table-cell>
          <table:table-cell table:style-name="Default"/>
          <table:table-cell table:style-name="ce3" office:value-type="float" office:value="0.00191082802547771" calcext:value-type="float">
            <text:p>0,001910828025477710</text:p>
          </table:table-cell>
          <table:table-cell office:value-type="float" office:value="0.0106832657788072" calcext:value-type="float">
            <text:p>0,010683265778807200</text:p>
          </table:table-cell>
          <table:table-cell table:style-name="ce3" office:value-type="float" office:value="0.00202663578459757" calcext:value-type="float">
            <text:p>0,002026635784597570</text:p>
          </table:table-cell>
          <table:table-cell table:style-name="ce4" table:formula="of:=SUM([.B42:.E42])" office:value-type="float" office:value="0.0146207295888825" calcext:value-type="float">
            <text:p>0,01462072958888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ters_in_filename</text:p>
          </table:table-cell>
          <table:table-cell table:style-name="ce3" office:value-type="float" office:value="0.003329473074696" calcext:value-type="float">
            <text:p>0,003329473074696000</text:p>
          </table:table-cell>
          <table:table-cell table:style-name="ce3" office:value-type="float" office:value="0.00512449334105385" calcext:value-type="float">
            <text:p>0,005124493341053850</text:p>
          </table:table-cell>
          <table:table-cell office:value-type="float" office:value="0.00642733063115229" calcext:value-type="float">
            <text:p>0,006427330631152290</text:p>
          </table:table-cell>
          <table:table-cell/>
          <table:table-cell table:style-name="ce4" table:formula="of:=SUM([.B43:.E43])" office:value-type="float" office:value="0.0148812970469021" calcext:value-type="float">
            <text:p>0,01488129704690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name_length</text:p>
          </table:table-cell>
          <table:table-cell table:style-name="ce3" office:value-type="float" office:value="0.0114939200926462" calcext:value-type="float">
            <text:p>0,011493920092646200</text:p>
          </table:table-cell>
          <table:table-cell/>
          <table:table-cell office:value-type="float" office:value="0.00347423277359583" calcext:value-type="float">
            <text:p>0,003474232773595830</text:p>
          </table:table-cell>
          <table:table-cell table:style-name="ce3" office:value-type="float" office:value="0.000579038795599305" calcext:value-type="float">
            <text:p>0,000579038795599305</text:p>
          </table:table-cell>
          <table:table-cell table:style-name="ce4" table:formula="of:=SUM([.B44:.E44])" office:value-type="float" office:value="0.0155471916618413" calcext:value-type="float">
            <text:p>0,01554719166184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_char_in_filename</text:p>
          </table:table-cell>
          <table:table-cell table:style-name="ce3" office:value-type="float" office:value="0.00561667631731326" calcext:value-type="float">
            <text:p>0,005616676317313260</text:p>
          </table:table-cell>
          <table:table-cell table:style-name="ce3" office:value-type="float" office:value="0.000144759698899826" calcext:value-type="float">
            <text:p>0,000144759698899826</text:p>
          </table:table-cell>
          <table:table-cell office:value-type="float" office:value="0.00987261146496815" calcext:value-type="float">
            <text:p>0,009872611464968150</text:p>
          </table:table-cell>
          <table:table-cell table:style-name="ce3" office:value-type="float" office:value="0.00170816444701795" calcext:value-type="float">
            <text:p>0,001708164447017950</text:p>
          </table:table-cell>
          <table:table-cell table:style-name="ce4" table:formula="of:=SUM([.B45:.E45])" office:value-type="float" office:value="0.0173422119281992" calcext:value-type="float">
            <text:p>0,017342211928199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t_type</text:p>
          </table:table-cell>
          <table:table-cell table:style-name="Default"/>
          <table:table-cell/>
          <table:table-cell office:value-type="float" office:value="0.00454545454545455" calcext:value-type="float">
            <text:p>0,004545454545454550</text:p>
          </table:table-cell>
          <table:table-cell table:style-name="ce3" office:value-type="float" office:value="0.0164736537348002" calcext:value-type="float">
            <text:p>0,016473653734800200</text:p>
          </table:table-cell>
          <table:table-cell table:style-name="ce4" table:formula="of:=SUM([.B46:.E46])" office:value-type="float" office:value="0.0210191082802547" calcext:value-type="float">
            <text:p>0,02101910828025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s_in_filename</text:p>
          </table:table-cell>
          <table:table-cell table:style-name="ce3" office:value-type="float" office:value="0.00471916618413434" calcext:value-type="float">
            <text:p>0,004719166184134340</text:p>
          </table:table-cell>
          <table:table-cell table:style-name="ce3" office:value-type="float" office:value="0.00269253039953677" calcext:value-type="float">
            <text:p>0,002692530399536770</text:p>
          </table:table-cell>
          <table:table-cell office:value-type="float" office:value="0.0138390272148234" calcext:value-type="float">
            <text:p>0,013839027214823400</text:p>
          </table:table-cell>
          <table:table-cell/>
          <table:table-cell table:style-name="ce4" table:formula="of:=SUM([.B47:.E47])" office:value-type="float" office:value="0.0212507237984945" calcext:value-type="float">
            <text:p>0,02125072379849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quid_hierarchy</text:p>
          </table:table-cell>
          <table:table-cell table:style-name="ce3" office:value-type="float" office:value="0.0210191082802548" calcext:value-type="float">
            <text:p>0,021019108280254800</text:p>
          </table:table-cell>
          <table:table-cell table:style-name="ce3" office:value-type="float" office:value="0.00292414591777649" calcext:value-type="float">
            <text:p>0,002924145917776490</text:p>
          </table:table-cell>
          <table:table-cell office:value-type="float" office:value="0.00240301100173712" calcext:value-type="float">
            <text:p>0,002403011001737120</text:p>
          </table:table-cell>
          <table:table-cell/>
          <table:table-cell table:style-name="ce4" table:formula="of:=SUM([.B48:.E48])" office:value-type="float" office:value="0.0263462651997684" calcext:value-type="float">
            <text:p>0,02634626519976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_TLD</text:p>
          </table:table-cell>
          <table:table-cell table:style-name="ce3" office:value-type="float" office:value="0.0267515923566879" calcext:value-type="float">
            <text:p>0,026751592356687900</text:p>
          </table:table-cell>
          <table:table-cell/>
          <table:table-cell office:value-type="float" office:value="0.000955414012738854" calcext:value-type="float">
            <text:p>0,000955414012738854</text:p>
          </table:table-cell>
          <table:table-cell/>
          <table:table-cell table:style-name="ce4" table:formula="of:=SUM([.B49:.E49])" office:value-type="float" office:value="0.0277070063694268" calcext:value-type="float">
            <text:p>0,027707006369426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_has_subdomains</text:p>
          </table:table-cell>
          <table:table-cell table:style-name="ce3" office:value-type="float" office:value="0.0315865662999421" calcext:value-type="float">
            <text:p>0,031586566299942100</text:p>
          </table:table-cell>
          <table:table-cell table:style-name="ce3" office:value-type="float" office:value="0.00752750434279097" calcext:value-type="float">
            <text:p>0,007527504342790970</text:p>
          </table:table-cell>
          <table:table-cell office:value-type="float" office:value="0.00118702953097858" calcext:value-type="float">
            <text:p>0,001187029530978580</text:p>
          </table:table-cell>
          <table:table-cell/>
          <table:table-cell table:style-name="ce4" table:formula="of:=SUM([.B50:.E50])" office:value-type="float" office:value="0.0403011001737117" calcext:value-type="float">
            <text:p>0,04030110017371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_address</text:p>
          </table:table-cell>
          <table:table-cell table:style-name="ce3" office:value-type="float" office:value="0.0436305732484076" calcext:value-type="float">
            <text:p>0,043630573248407600</text:p>
          </table:table-cell>
          <table:table-cell/>
          <table:table-cell office:value-type="float" office:value="0.0212796757382745" calcext:value-type="float">
            <text:p>0,021279675738274500</text:p>
          </table:table-cell>
          <table:table-cell table:style-name="ce3" office:value-type="float" office:value="0.000202663578459757" calcext:value-type="float">
            <text:p>0,000202663578459757</text:p>
          </table:table-cell>
          <table:table-cell table:style-name="ce4" table:formula="of:=SUM([.B51:.E51])" office:value-type="float" office:value="0.0651129125651419" calcext:value-type="float">
            <text:p>0,06511291256514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_has_parameters</text:p>
          </table:table-cell>
          <table:table-cell table:style-name="ce3" office:value-type="float" office:value="0.059959467284308" calcext:value-type="float">
            <text:p>0,059959467284308000</text:p>
          </table:table-cell>
          <table:table-cell table:style-name="ce3" office:value-type="float" office:value="0.000173711638679792" calcext:value-type="float">
            <text:p>0,000173711638679792</text:p>
          </table:table-cell>
          <table:table-cell office:value-type="float" office:value="0.0125651418645049" calcext:value-type="float">
            <text:p>0,012565141864504900</text:p>
          </table:table-cell>
          <table:table-cell/>
          <table:table-cell table:style-name="ce4" table:formula="of:=SUM([.B52:.E52])" office:value-type="float" office:value="0.0726983207874927" calcext:value-type="float">
            <text:p>0,072698320787492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1</text:p>
          </table:table-cell>
          <table:table-cell table:style-name="ce3" office:value-type="float" office:value="0.0207295888824551" calcext:value-type="float">
            <text:p>0,020729588882455100</text:p>
          </table:table-cell>
          <table:table-cell table:style-name="ce3" office:value-type="float" office:value="0.0462941517081644" calcext:value-type="float">
            <text:p>0,046294151708164400</text:p>
          </table:table-cell>
          <table:table-cell office:value-type="float" office:value="0.0138100752750434" calcext:value-type="float">
            <text:p>0,013810075275043400</text:p>
          </table:table-cell>
          <table:table-cell/>
          <table:table-cell table:style-name="ce4" table:formula="of:=SUM([.B53:.E53])" office:value-type="float" office:value="0.0808338158656629" calcext:value-type="float">
            <text:p>0,08083381586566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ration_milliseconds</text:p>
          </table:table-cell>
          <table:table-cell table:style-name="ce3" office:value-type="float" office:value="0.089143022582513" calcext:value-type="float">
            <text:p>0,089143022582513000</text:p>
          </table:table-cell>
          <table:table-cell table:style-name="ce3" office:value-type="float" office:value="0.000231615518239722" calcext:value-type="float">
            <text:p>0,000231615518239722</text:p>
          </table:table-cell>
          <table:table-cell office:value-type="float" office:value="0.00370584829183555" calcext:value-type="float">
            <text:p>0,003705848291835550</text:p>
          </table:table-cell>
          <table:table-cell table:style-name="ce3" office:value-type="float" office:value="0.000260567458019687" calcext:value-type="float">
            <text:p>0,000260567458019687</text:p>
          </table:table-cell>
          <table:table-cell table:style-name="ce4" table:formula="of:=SUM([.B54:.E54])" office:value-type="float" office:value="0.093341053850608" calcext:value-type="float">
            <text:p>0,09334105385060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_parameters</text:p>
          </table:table-cell>
          <table:table-cell table:style-name="ce3" office:value-type="float" office:value="0.0478575564562826" calcext:value-type="float">
            <text:p>0,047857556456282600</text:p>
          </table:table-cell>
          <table:table-cell table:style-name="ce3" office:value-type="float" office:value="0.00590619571511291" calcext:value-type="float">
            <text:p>0,005906195715112910</text:p>
          </table:table-cell>
          <table:table-cell office:value-type="float" office:value="0.0402721482339317" calcext:value-type="float">
            <text:p>0,040272148233931700</text:p>
          </table:table-cell>
          <table:table-cell/>
          <table:table-cell table:style-name="ce4" table:formula="of:=SUM([.B55:.E55])" office:value-type="float" office:value="0.0940359004053272" calcext:value-type="float">
            <text:p>0,09403590040532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_length</text:p>
          </table:table-cell>
          <table:table-cell table:style-name="ce3" office:value-type="float" office:value="0.0595830920671685" calcext:value-type="float">
            <text:p>0,059583092067168500</text:p>
          </table:table-cell>
          <table:table-cell table:style-name="ce3" office:value-type="float" office:value="0.00848291835552982" calcext:value-type="float">
            <text:p>0,008482918355529820</text:p>
          </table:table-cell>
          <table:table-cell office:value-type="float" office:value="0.0370584829183555" calcext:value-type="float">
            <text:p>0,037058482918355500</text:p>
          </table:table-cell>
          <table:table-cell table:style-name="ce3" office:value-type="float" office:value="0.0019976838448176" calcext:value-type="float">
            <text:p>0,001997683844817600</text:p>
          </table:table-cell>
          <table:table-cell table:style-name="ce4" table:formula="of:=SUM([.B56:.E56])" office:value-type="float" office:value="0.107122177185871" calcext:value-type="float">
            <text:p>0,10712217718587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t_type_MCT</text:p>
          </table:table-cell>
          <table:table-cell table:style-name="ce3" office:value-type="float" office:value="0.0931962941517081" calcext:value-type="float">
            <text:p>0,093196294151708100</text:p>
          </table:table-cell>
          <table:table-cell table:style-name="ce3" office:value-type="float" office:value="0.00306890561667632" calcext:value-type="float">
            <text:p>0,003068905616676320</text:p>
          </table:table-cell>
          <table:table-cell office:value-type="float" office:value="0.0114360162130863" calcext:value-type="float">
            <text:p>0,011436016213086300</text:p>
          </table:table-cell>
          <table:table-cell table:style-name="ce3" office:value-type="float" office:value="0.000897510133178923" calcext:value-type="float">
            <text:p>0,000897510133178923</text:p>
          </table:table-cell>
          <table:table-cell table:style-name="ce4" table:formula="of:=SUM([.B57:.E57])" office:value-type="float" office:value="0.10859872611465" calcext:value-type="float">
            <text:p>0,1085987261146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alphanumeric_chars_in_URL</text:p>
          </table:table-cell>
          <table:table-cell table:style-name="ce3" office:value-type="float" office:value="0.0419803126809496" calcext:value-type="float">
            <text:p>0,041980312680949600</text:p>
          </table:table-cell>
          <table:table-cell table:style-name="ce3" office:value-type="float" office:value="0.0292993630573248" calcext:value-type="float">
            <text:p>0,029299363057324800</text:p>
          </table:table-cell>
          <table:table-cell office:value-type="float" office:value="0.0453676896352056" calcext:value-type="float">
            <text:p>0,045367689635205600</text:p>
          </table:table-cell>
          <table:table-cell table:style-name="ce3" office:value-type="float" office:value="0.000984365952518819" calcext:value-type="float">
            <text:p>0,000984365952518819</text:p>
          </table:table-cell>
          <table:table-cell table:style-name="ce4" table:formula="of:=SUM([.B58:.E58])" office:value-type="float" office:value="0.117631731325999" calcext:value-type="float">
            <text:p>0,11763173132599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er2</text:p>
          </table:table-cell>
          <table:table-cell table:style-name="ce3" office:value-type="float" office:value="0.0075854082223509" calcext:value-type="float">
            <text:p>0,007585408222350900</text:p>
          </table:table-cell>
          <table:table-cell table:style-name="ce3" office:value-type="float" office:value="0.112565141864505" calcext:value-type="float">
            <text:p>0,112565141864505000</text:p>
          </table:table-cell>
          <table:table-cell office:value-type="float" office:value="0.00538506079907354" calcext:value-type="float">
            <text:p>0,005385060799073540</text:p>
          </table:table-cell>
          <table:table-cell table:style-name="ce3" office:value-type="float" office:value="0.00214244354371743" calcext:value-type="float">
            <text:p>0,002142443543717430</text:p>
          </table:table-cell>
          <table:table-cell table:style-name="ce4" table:formula="of:=SUM([.B59:.E59])" office:value-type="float" office:value="0.127678054429647" calcext:value-type="float">
            <text:p>0,12767805442964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domain1</text:p>
          </table:table-cell>
          <table:table-cell table:style-name="ce3" office:value-type="float" office:value="0.05" calcext:value-type="float">
            <text:p>0,050000000000000000</text:p>
          </table:table-cell>
          <table:table-cell table:style-name="ce3" office:value-type="float" office:value="0.0752460914881297" calcext:value-type="float">
            <text:p>0,075246091488129700</text:p>
          </table:table-cell>
          <table:table-cell office:value-type="float" office:value="0.00492182976259409" calcext:value-type="float">
            <text:p>0,004921829762594090</text:p>
          </table:table-cell>
          <table:table-cell/>
          <table:table-cell table:style-name="ce4" table:formula="of:=SUM([.B60:.E60])" office:value-type="float" office:value="0.130167921250724" calcext:value-type="float">
            <text:p>0,1301679212507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_subdomains</text:p>
          </table:table-cell>
          <table:table-cell table:style-name="ce3" office:value-type="float" office:value="0.0109148812970469" calcext:value-type="float">
            <text:p>0,010914881297046900</text:p>
          </table:table-cell>
          <table:table-cell table:style-name="ce3" office:value-type="float" office:value="0.0173132599884192" calcext:value-type="float">
            <text:p>0,017313259988419200</text:p>
          </table:table-cell>
          <table:table-cell office:value-type="float" office:value="0.113925883034163" calcext:value-type="float">
            <text:p>0,113925883034163000</text:p>
          </table:table-cell>
          <table:table-cell/>
          <table:table-cell table:style-name="ce4" table:formula="of:=SUM([.B61:.E61])" office:value-type="float" office:value="0.142154024319629" calcext:value-type="float">
            <text:p>0,14215402431962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</text:p>
          </table:table-cell>
          <table:table-cell table:style-name="ce3" office:value-type="float" office:value="0.129559930515345" calcext:value-type="float">
            <text:p>0,129559930515345000</text:p>
          </table:table-cell>
          <table:table-cell/>
          <table:table-cell office:value-type="float" office:value="0.0384481760277939" calcext:value-type="float">
            <text:p>0,038448176027793900</text:p>
          </table:table-cell>
          <table:table-cell/>
          <table:table-cell table:style-name="ce4" table:formula="of:=SUM([.B62:.E62])" office:value-type="float" office:value="0.168008106543139" calcext:value-type="float">
            <text:p>0,16800810654313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ters_in_URL</text:p>
          </table:table-cell>
          <table:table-cell table:style-name="ce3" office:value-type="float" office:value="0.0584829183555298" calcext:value-type="float">
            <text:p>0,058482918355529800</text:p>
          </table:table-cell>
          <table:table-cell table:style-name="ce3" office:value-type="float" office:value="0.013317892298784" calcext:value-type="float">
            <text:p>0,013317892298784000</text:p>
          </table:table-cell>
          <table:table-cell office:value-type="float" office:value="0.139200926462073" calcext:value-type="float">
            <text:p>0,139200926462073000</text:p>
          </table:table-cell>
          <table:table-cell table:style-name="ce3" office:value-type="float" office:value="0.000897510133178923" calcext:value-type="float">
            <text:p>0,000897510133178923</text:p>
          </table:table-cell>
          <table:table-cell table:style-name="ce4" table:formula="of:=SUM([.B63:.E63])" office:value-type="float" office:value="0.211899247249566" calcext:value-type="float">
            <text:p>0,21189924724956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table:style-name="Default"/>
          <table:table-cell/>
          <table:table-cell office:value-type="float" office:value="0.000463231036479444" calcext:value-type="float">
            <text:p>0,000463231036479444</text:p>
          </table:table-cell>
          <table:table-cell table:style-name="ce3" office:value-type="float" office:value="0.215576143601628" calcext:value-type="float">
            <text:p>0,215576143601628000</text:p>
          </table:table-cell>
          <table:table-cell table:style-name="ce4" table:formula="of:=SUM([.B64:.E64])" office:value-type="float" office:value="0.216039374638107" calcext:value-type="float">
            <text:p>0,21603937463810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s_in_URL</text:p>
          </table:table-cell>
          <table:table-cell table:style-name="ce3" office:value-type="float" office:value="0.221019108280255" calcext:value-type="float">
            <text:p>0,221019108280255000</text:p>
          </table:table-cell>
          <table:table-cell table:style-name="ce3" office:value-type="float" office:value="0.00628257093225246" calcext:value-type="float">
            <text:p>0,006282570932252460</text:p>
          </table:table-cell>
          <table:table-cell office:value-type="float" office:value="0.0597568037058483" calcext:value-type="float">
            <text:p>0,059756803705848300</text:p>
          </table:table-cell>
          <table:table-cell table:style-name="ce3" office:value-type="float" office:value="0.0020845396641575" calcext:value-type="float">
            <text:p>0,002084539664157500</text:p>
          </table:table-cell>
          <table:table-cell table:style-name="ce4" table:formula="of:=SUM([.B65:.E65])" office:value-type="float" office:value="0.289143022582513" calcext:value-type="float">
            <text:p>0,28914302258251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domain2</text:p>
          </table:table-cell>
          <table:table-cell table:style-name="ce3" office:value-type="float" office:value="0.000492182976259409" calcext:value-type="float">
            <text:p>0,000492182976259409</text:p>
          </table:table-cell>
          <table:table-cell table:style-name="ce3" office:value-type="float" office:value="0.305790387955992" calcext:value-type="float">
            <text:p>0,305790387955992000</text:p>
          </table:table-cell>
          <table:table-cell office:value-type="float" office:value="0.0339606253618992" calcext:value-type="float">
            <text:p>0,033960625361899200</text:p>
          </table:table-cell>
          <table:table-cell table:style-name="ce3" office:value-type="float" office:value="0.00978575564562826" calcext:value-type="float">
            <text:p>0,009785755645628260</text:p>
          </table:table-cell>
          <table:table-cell table:style-name="ce4" table:formula="of:=SUM([.B66:.E66])" office:value-type="float" office:value="0.350028951939779" calcext:value-type="float">
            <text:p>0,35002895193977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l_core</text:p>
          </table:table-cell>
          <table:table-cell table:style-name="ce3" office:value-type="float" office:value="0.109061957151129" calcext:value-type="float">
            <text:p>0,109061957151129000</text:p>
          </table:table-cell>
          <table:table-cell table:style-name="ce3" office:value-type="float" office:value="0.561957151129125" calcext:value-type="float">
            <text:p>0,561957151129125000</text:p>
          </table:table-cell>
          <table:table-cell office:value-type="float" office:value="0.984250144759695" calcext:value-type="float">
            <text:p>0,984250144759695000</text:p>
          </table:table-cell>
          <table:table-cell table:style-name="ce3" office:value-type="float" office:value="0.65231615518241" calcext:value-type="float">
            <text:p>0,652316155182410000</text:p>
          </table:table-cell>
          <table:table-cell table:style-name="ce4" table:formula="of:=SUM([.B67:.E67])" office:value-type="float" office:value="2.30758540822236" calcext:value-type="float">
            <text:p>2,30758540822236000</text:p>
          </table:table-cell>
          <table:table-cell table:number-columns-repeated="5"/>
        </table:table-row>
        <table:table-row table:style-name="ro1">
          <table:table-cell/>
          <table:table-cell table:style-name="Default" table:formula="of:=SUM([.B38:.B67])" office:value-type="float" office:value="1.16192819918935" calcext:value-type="float">
            <text:p>1,1619281992</text:p>
          </table:table-cell>
          <table:table-cell table:formula="of:=SUM([.C38:.C67])" office:value-type="float" office:value="1.20938042848871" calcext:value-type="float">
            <text:p>1,2093804285</text:p>
          </table:table-cell>
          <table:table-cell table:style-name="Default" table:formula="of:=SUM([.D38:.D67])" office:value-type="float" office:value="1.633815865663" calcext:value-type="float">
            <text:p>1,6338158657</text:p>
          </table:table-cell>
          <table:table-cell table:formula="of:=SUM([.E38:.E67])" office:value-type="float" office:value="0.908859293572689" calcext:value-type="float">
            <text:p>0,9088592936</text:p>
          </table:table-cell>
          <table:table-cell table:formula="of:=SUM([.F38:.F67])" office:value-type="float" office:value="4.91398378691374" calcext:value-type="float">
            <text:p>4,913983786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7:Sheet1.F6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11" number:min-integer-digits="1"/>
    </number:number-style>
    <number:number-style style:name="N105">
      <number:number number:decimal-places="12" number:min-integer-digits="1"/>
    </number:number-style>
    <number:number-style style:name="N106">
      <number:number number:decimal-places="13" number:min-integer-digits="1"/>
    </number:number-style>
    <number:number-style style:name="N107">
      <number:number number:decimal-places="14" number:min-integer-digits="1"/>
    </number:number-style>
    <number:number-style style:name="N108">
      <number:number number:decimal-places="15" number:min-integer-digits="1"/>
    </number:number-style>
    <number:number-style style:name="N109">
      <number:number number:decimal-places="16" number:min-integer-digits="1"/>
    </number:number-style>
    <number:number-style style:name="N110">
      <number:number number:decimal-places="17" number:min-integer-digits="1"/>
    </number:number-style>
    <number:number-style style:name="N111">
      <number:number number:decimal-places="18" number:min-integer-digits="1"/>
    </number:number-style>
    <number:number-style style:name="N112">
      <number:number number:decimal-places="19" number:min-integer-digits="1"/>
    </number:number-style>
    <number:number-style style:name="N113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2-10T13:00:59.873050141</dc:date>
    <dc:creator>Paloma </dc:creator>
    <meta:editing-duration>PT2H45M7S</meta:editing-duration>
    <meta:editing-cycles>13</meta:editing-cycles>
    <meta:document-statistic meta:table-count="1" meta:cell-count="367" meta:object-count="0"/>
  </office:meta>
</office:document-meta>
</file>